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8AF0000054BDD7A6E0D25D2488D.png" manifest:media-type="image/png"/>
  <manifest:file-entry manifest:full-path="Pictures/10000201000008B50000054BB046BC05515CB84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width="6.9252in" svg:height="4.2091in" draw:z-index="0"><draw:image xlink:href="Pictures/10000201000008B50000054BB046BC05515CB844.png" xlink:type="simple" xlink:show="embed" xlink:actuate="onLoad" draw:mime-type="image/png"/></draw:frame><draw:frame draw:style-name="fr1" draw:name="Image2" text:anchor-type="char" svg:x="-0.0236in" svg:y="4.65in" svg:width="6.9252in" svg:height="4.2209in" draw:z-index="1"><draw:image xlink:href="Pictures/10000201000008AF0000054BDD7A6E0D25D2488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01T19:00:35.408816883</meta:creation-date>
    <dc:date>2021-12-01T19:06:37.445815963</dc:date>
    <meta:editing-duration>PT6M1S</meta:editing-duration>
    <meta:editing-cycles>2</meta:editing-cycles>
    <meta:generator>LibreOffice_Vanilla/7.1.4.2$MacOSX_AARCH64 LibreOffice_project/a529a4fab45b75fefc5b6226684193eb000654f6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